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ine Style Emphasis</text:h>
      <text:p text:style-name="Standard">The word <text:span text:style-name="Emphasis">Emphasis</text:span> use Emphasis st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7-01T15:53:48</dc:date>
    <dc:creator>Vincent Spiewak</dc:creator>
    <meta:editing-duration>PT00H08M17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1" meta:paragraph-count="2" meta:word-count="9" meta:character-count="57"/>
  </office:meta>
</office:document-meta>
</file>